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fo:line-height="138%" style:writing-mode="lr-tb"/>
      <style:text-properties fo:font-variant="normal" fo:text-transform="none" fo:color="#000000" style:text-line-through-style="none" style:font-name="Arial1" fo:font-size="13.5pt" fo:font-style="normal" style:text-underline-style="none" fo:font-weight="bold" style:text-blinking="false" fo:background-color="transparent"/>
    </style:style>
    <style:style style:name="P2" style:family="paragraph" style:parent-style-name="Standard" style:list-style-name="L4">
      <style:paragraph-properties fo:margin-top="0in" fo:margin-bottom="0in" fo:line-height="138%" style:writing-mode="lr-tb"/>
      <style:text-properties fo:font-variant="normal" fo:text-transform="none" fo:color="#000000" style:text-line-through-style="none" style:font-name="Arial1" fo:font-size="13.5pt" fo:font-style="normal" style:text-underline-style="none" fo:font-weight="bold" style:text-blinking="false" fo:background-color="transparent"/>
    </style:style>
    <style:style style:name="P3" style:family="paragraph" style:parent-style-name="Standard">
      <style:paragraph-properties fo:margin-top="0in" fo:margin-bottom="0in" fo:line-height="138%" style:writing-mode="lr-tb"/>
      <style:text-properties fo:font-variant="normal" fo:text-transform="none" fo:color="#000000" style:text-line-through-style="none" style:font-name="Arial1" fo:font-size="13.5pt" fo:font-style="normal" style:text-underline-style="none" fo:font-weight="bold" style:text-blinking="false" fo:background-color="transparent" style:font-size-asian="14pt" style:font-weight-asian="bold" style:font-size-complex="14pt" style:font-weight-complex="bold"/>
    </style:style>
    <style:style style:name="P4" style:family="paragraph" style:parent-style-name="Standard">
      <style:paragraph-properties fo:margin-top="0in" fo:margin-bottom="0in" fo:line-height="138%" style:writing-mode="lr-tb"/>
      <style:text-properties fo:font-variant="normal" fo:text-transform="none" fo:color="#000000" style:text-line-through-style="none" style:font-name="Arial1" fo:font-size="13.5pt" fo:font-style="normal" style:text-underline-style="none" fo:font-weight="bold" style:text-blinking="false" fo:background-color="transparent" style:font-size-asian="11.8000001907349pt" style:font-weight-asian="normal" style:font-size-complex="13.5pt" style:font-weight-complex="normal"/>
    </style:style>
    <style:style style:name="P5" style:family="paragraph" style:parent-style-name="Standard" style:list-style-name="L4">
      <style:paragraph-properties fo:margin-top="0in" fo:margin-bottom="0in" fo:line-height="138%" style:writing-mode="lr-tb"/>
      <style:text-properties fo:font-variant="normal" fo:text-transform="none" fo:color="#000000" style:text-line-through-style="none" style:font-name="Arial1" fo:font-size="13.5pt" fo:font-style="normal" style:text-underline-style="none" fo:font-weight="bold" style:text-blinking="false" fo:background-color="transparent" style:font-size-asian="11.8000001907349pt" style:font-weight-asian="normal" style:font-size-complex="13.5pt" style:font-weight-complex="normal"/>
    </style:style>
    <style:style style:name="P6" style:family="paragraph" style:parent-style-name="Standard">
      <style:paragraph-properties fo:margin-top="0in" fo:margin-bottom="0in" fo:line-height="138%" style:writing-mode="lr-tb"/>
      <style:text-properties fo:font-variant="normal" fo:text-transform="none" fo:color="#000000" style:text-line-through-style="none" style:font-name="Arial1" fo:font-size="13.5pt" fo:font-style="normal" style:text-underline-style="none" fo:font-weight="normal" style:text-blinking="false" fo:background-color="transparent"/>
    </style:style>
    <style:style style:name="P7" style:family="paragraph" style:parent-style-name="Standard" style:list-style-name="L4">
      <style:paragraph-properties fo:margin-top="0in" fo:margin-bottom="0in" fo:line-height="138%" style:writing-mode="lr-tb"/>
      <style:text-properties fo:font-variant="normal" fo:text-transform="none" fo:color="#000000" style:text-line-through-style="none" style:font-name="Arial1" fo:font-size="13.5pt" fo:font-style="normal" style:text-underline-style="none" fo:font-weight="normal" style:text-blinking="false" fo:background-color="transparent" style:font-size-asian="11.8000001907349pt" style:font-weight-asian="normal" style:font-size-complex="13.5pt" style:font-weight-complex="normal"/>
    </style:style>
    <style:style style:name="P8" style:family="paragraph" style:parent-style-name="Text_20_body">
      <style:text-properties fo:font-variant="normal" fo:text-transform="none" fo:color="#000000" style:text-line-through-style="none" style:font-name="Arial1" fo:font-size="13.5pt" fo:font-style="normal" style:text-underline-style="none" fo:font-weight="normal" style:text-blinking="false" fo:background-color="transparent"/>
    </style:style>
    <style:style style:name="P9" style:family="paragraph" style:parent-style-name="Text_20_body">
      <style:paragraph-properties fo:margin-top="0in" fo:margin-bottom="0in" fo:line-height="138%" style:writing-mode="lr-tb"/>
    </style:style>
    <style:style style:name="P10" style:family="paragraph" style:parent-style-name="Text_20_body" style:list-style-name="L1">
      <style:paragraph-properties fo:margin-top="0in" fo:margin-bottom="0in" fo:line-height="138%" style:writing-mode="lr-tb"/>
    </style:style>
    <style:style style:name="P11"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3.5pt" fo:font-style="normal" style:text-underline-style="none" fo:font-weight="normal" style:text-blinking="false" fo:background-color="transparent"/>
    </style:style>
    <style:style style:name="P12"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3.5pt" fo:font-style="normal" style:text-underline-style="none" fo:font-weight="normal" style:text-blinking="false" fo:background-color="transparent" style:font-size-asian="11.8000001907349pt" style:font-weight-asian="normal" style:font-size-complex="13.5pt" style:font-weight-complex="normal"/>
    </style:style>
    <style:style style:name="P13" style:family="paragraph" style:parent-style-name="Text_20_body" style:list-style-name="L3">
      <style:paragraph-properties fo:margin-top="0in" fo:margin-bottom="0in" fo:line-height="138%" style:writing-mode="lr-tb"/>
      <style:text-properties fo:font-variant="normal" fo:text-transform="none" fo:color="#000000" style:text-line-through-style="none" style:font-name="Arial1" fo:font-size="13.5pt" fo:font-style="normal" style:text-underline-style="none" fo:font-weight="normal" style:text-blinking="false" fo:background-color="transparent" style:font-size-asian="11.8000001907349pt" style:font-weight-asian="normal" style:font-size-complex="13.5pt" style:font-weight-complex="normal"/>
    </style:style>
    <style:style style:name="P14"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3.5pt" fo:font-style="normal" style:text-underline-style="none" fo:font-weight="bold" style:text-blinking="false" fo:background-color="transparent"/>
    </style:style>
    <style:style style:name="P15" style:family="paragraph" style:parent-style-name="Text_20_body" style:list-style-name="L1">
      <style:paragraph-properties fo:margin-top="0in" fo:margin-bottom="0in" fo:line-height="138%" style:writing-mode="lr-tb"/>
      <style:text-properties fo:font-variant="normal" fo:text-transform="none" fo:color="#000000" style:text-line-through-style="none" style:font-name="Arial1" fo:font-size="13.5pt" fo:font-style="normal" style:text-underline-style="none" fo:font-weight="bold" style:text-blinking="false" fo:background-color="transparent"/>
    </style:style>
    <style:style style:name="P16"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P17" style:family="paragraph" style:parent-style-name="Text_20_body">
      <style:paragraph-properties fo:margin-top="0in" fo:margin-bottom="0in" fo:line-height="138%" style:writing-mode="lr-tb"/>
      <style:text-properties fo:font-style="italic" style:font-style-asian="italic" style:font-style-complex="italic"/>
    </style:style>
    <style:style style:name="P18" style:family="paragraph" style:parent-style-name="Text_20_body" style:list-style-name="L1">
      <style:paragraph-properties fo:margin-left="0.1146in" fo:margin-right="0in" fo:margin-top="0in" fo:margin-bottom="0in" fo:line-height="138%" fo:text-indent="-0.25in" style:auto-text-indent="false" style:writing-mode="lr-tb">
        <style:tab-stops/>
      </style:paragraph-properties>
    </style:style>
    <style:style style:name="T1" style:family="text">
      <style:text-properties fo:font-variant="normal" fo:text-transform="none" fo:color="#000000" style:text-line-through-style="none" style:font-name="Arial1" fo:font-size="13.5pt" fo:font-style="normal" style:text-underline-style="none" fo:font-weight="bold" style:text-blinking="false" fo:background-color="transparent"/>
    </style:style>
    <style:style style:name="T2" style:family="text">
      <style:text-properties fo:font-variant="normal" fo:text-transform="none" fo:color="#000000" style:text-line-through-style="none" style:font-name="Arial1" fo:font-size="13.5pt" fo:font-style="normal" style:text-underline-style="none" fo:font-weight="bold" style:text-blinking="false" fo:background-color="transparent" style:font-weight-asian="bold" style:font-weight-complex="bold"/>
    </style:style>
    <style:style style:name="T3" style:family="text">
      <style:text-properties fo:font-variant="normal" fo:text-transform="none" fo:color="#000000" style:text-line-through-style="none" style:font-name="Arial1" fo:font-size="13.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ize="13.5pt" style:text-underline-style="none" fo:font-weight="bold" style:text-blinking="false" fo:background-color="transparent"/>
    </style:style>
    <style:style style:name="T5" style:family="text">
      <style:text-properties fo:font-variant="normal" fo:text-transform="none" fo:color="#000000" style:text-line-through-style="none" style:font-name="Arial1" fo:font-size="14pt" fo:font-style="normal" style:text-underline-style="none" fo:font-weight="bold" style:text-blinking="false" fo:background-color="transparent" style:font-size-asian="12.25pt" style:font-size-complex="14pt"/>
    </style:style>
    <style:style style:name="T6" style:family="text">
      <style:text-properties fo:font-variant="normal" fo:text-transform="none" fo:color="#000000" style:text-line-through-style="none" style:font-name="Arial1" fo:font-size="16pt" fo:font-style="normal" style:text-underline-style="none" fo:font-weight="bold" style:text-blinking="false" fo:background-color="transparent" style:font-size-asian="14pt" style:font-size-complex="16p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style:font-weight-asian="bold" style:font-weight-complex="bold"/>
    </style:style>
    <style:style style:name="T13" style:family="text">
      <style:text-properties style:font-size-asian="11.8000001907349pt" style:font-weight-asian="normal" style:font-size-complex="13.5pt" style:font-weight-complex="normal"/>
    </style:style>
    <style:style style:name="T14" style:family="text">
      <style:text-properties fo:font-size="12pt"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s text:c="4"/></text:span><text:span text:style-name="T6">SOFTWARE REQUIREMENTS SPECIFICATIONS</text:span></text:p>
      <text:p text:style-name="P17"><text:span text:style-name="T4"/></text:p>
      <text:p text:style-name="P17"><text:span text:style-name="T4"><text:s text:c="18"/>SOFTWARE ENGINEERING MONSOON (2015) </text:span></text:p>
      <text:p text:style-name="P17"><text:span text:style-name="T4"/></text:p>
      <text:p text:style-name="P17"><text:span text:style-name="T4">My Passion project: FINE ARTS and CRAFTS(FAC)</text:span></text:p>
      <text:p text:style-name="P9"><text:span text:style-name="T1"><text:s text:c="34"/></text:span></text:p>
      <text:p text:style-name="P9"><text:bookmark text:name="docs-internal-guid-8035e90c-0602-7738-dc2c-ba6a79806ae9"/><text:span text:style-name="T1">1.Introduction- </text:span><text:span text:style-name="T3">This document is a Software Requirement Specification (SRS) for the Fine Arts and Crafts Project. </text:span></text:p>
      <text:p text:style-name="P9"><text:span text:style-name="T3"><text:s text:c="14"/>FAC is the perfect platform to showcase your artistic capabilities and also learn a lot of new things at the same time. Glass Painting, Charcoal Painting and Clay Painting on artistic activities <text:s/>there is a lot to fulfill your creative appetite. Crafts helps everyone who wants to create original things by hand. .FAC is helpful for Easy employment and for Small investment also.</text:span></text:p>
      <text:p text:style-name="P9"><text:span text:style-name="T3"/></text:p>
      <text:p text:style-name="P1"><text:bookmark text:name="docs-internal-guid-8035e90c-0609-7565-031c-e92c2c63ad25"/><text:span text:style-name="T12">1.1 Purpose- </text:span><text:bookmark text:name="docs-internal-guid-8035e90c-060a-9806-cff0-61546a6c473c"/><text:span text:style-name="T10">The purpose of this document is to provide a detailed  description of the project.</text:span></text:p>
      <text:p text:style-name="P1"><text:span text:style-name="T10"><text:s text:c="8"/></text:span><text:bookmark text:name="docs-internal-guid-8035e90c-060b-63d8-5603-b07a45635d0a"/><text:span text:style-name="T10">It will explain the purpose and features of the system, the interfaces of the system, what the system will do, the constraints under which it must operate which will work as a user and seller of the system.</text:span></text:p>
      <text:p text:style-name="P1"><text:span text:style-name="T10"/></text:p>
      <text:p text:style-name="P1">1.2 Scope- <text:s/><text:span text:style-name="T11">At present there</text:span><text:span text:style-name="T10"> is no <text:s/>platform to connect the users who interested in starting a small investment <text:s/>and there is a unavailability of detail information about the arts and crafts. The idea of this project is to create an application. Most of the materials are recycle and reuse ideas so that you can give a new life to your old items.</text:span></text:p>
      <text:list xml:id="list2021765168" text:style-name="L1">
        <text:list-item>
          <text:list>
            <text:list-header>
              <text:p text:style-name="P10"><text:span text:style-name="T3"/></text:p>
              <text:p text:style-name="P18"><text:span text:style-name="T3"/></text:p>
              <text:p text:style-name="P10"><text:span text:style-name="T3"/></text:p>
            </text:list-header>
          </text:list>
        </text:list-item>
      </text:list>
      <text:p text:style-name="P14"><text:bookmark text:name="docs-internal-guid-8035e90c-0617-641e-9c4f-76ded141b01b"/>2. Overall Description-</text:p>
      <text:p text:style-name="P9"><text:span text:style-name="T7">    </text:span><text:span text:style-name="T3">2.1 Product Perspective- This product is intended for the all android users from India. The product will be deployed on Google Play Store.</text:span></text:p>
      <text:p text:style-name="Text_20_body"><text:soft-page-break/><text:span text:style-name="T3">To use the app, users are required to register through the app interface. Whenever a new user registers all the required data will be created in the database and a profile for that user will be created. Later, the user can login/logout of the app whenever they wants. </text:span></text:p>
      <text:p text:style-name="Text_20_body"><text:span text:style-name="T3"/></text:p>
      <text:p text:style-name="P8"><text:bookmark text:name="docs-internal-guid-8035e90c-061b-67ac-f963-f20f4634d373"/>There are two types of users for this product- </text:p>
      <text:p text:style-name="P11">1.User</text:p>
      <text:p text:style-name="P11">2.Seller</text:p>
      <text:p text:style-name="P11">From the User’s point of view, the user can edit details in her profile and can request for the type of the arts she needs. So that she can get the notification.</text:p>
      <text:p text:style-name="P11">From the Seller’s point of view he can edit her profile,make himself available for giving service(like user's request type of arts) and for taking up a request.</text:p>
      <text:p text:style-name="P11"/>
      <text:p text:style-name="P14"><text:bookmark text:name="docs-internal-guid-8035e90c-0622-6f9d-d4e1-4d473079c02d"/>3.User Management- </text:p>
      <text:p text:style-name="Text_20_body"><text:span text:style-name="T7"> </text:span></text:p>
      <text:p text:style-name="Text_20_body"><text:span text:style-name="T7"> </text:span><text:span text:style-name="T1">3.1 User Authentication- </text:span><text:span text:style-name="T3">The product will be deployed in the form of an application.</text:span><text:span text:style-name="T7"> </text:span><text:span text:style-name="T3">Each user having a smart phone and who has downloaded the app must register and then login into the app in order to buy the painting or learn about the crafts.</text:span><text:bookmark text:name="docs-internal-guid-8035e90c-0624-4298-21a2-f631df9e897f"/><text:span text:style-name="T3"> Hence, first time users must complete the registration process.To register, user must specify information asked during registration after completion of registration user will be informed. </text:span></text:p>
      <text:p text:style-name="P6"><text:bookmark text:name="docs-internal-guid-8035e90c-0628-0c5f-d56c-d9451e747790"/>There will be a login page so that user can type into her login information, and login to the system. Login information will be user name or e-mail address and password specified in registration process.</text:p>
      <text:p text:style-name="P9"><text:span text:style-name="T2"/></text:p>
      <text:p text:style-name="P9"><text:bookmark text:name="docs-internal-guid-8035e90c-062a-22c2-14d5-2480a86c0507"/><text:span text:style-name="T2">3.2 About App- </text:span></text:p>
      <text:p text:style-name="P9"><text:span text:style-name="T3"><text:s text:c="8"/>After registered to the app user can able to see the all types arts which are displayed. If the user want to buy paintings can search for it. If it is not found user can make a request to the seller. If the user gets the conformation about the painting can add to the cart .Amount can also pay by cash on delivery or online payment</text:span></text:p>
      <text:p text:style-name="P9"><text:span text:style-name="T3"><text:s text:c="2"/>If the user want to know about the crafts can directly login to the app. Crafts helps everyone who wants to create original things by hand. Here you will find pictures and step by step instructions which will give spark of your imagination. Most of the </text:span><text:soft-page-break/><text:span text:style-name="T3">materials are recycle and reuse <text:s/>ideas you can give new life to your old items.</text:span></text:p>
      <text:p text:style-name="P16"/>
      <text:p text:style-name="P3"><text:bookmark text:name="docs-internal-guid-8035e90c-064d-1210-7e82-179053532f26"/>3.3 Service Providing- </text:p>
      <text:p text:style-name="P12">Seller: The user can choose what type of painting or if he wants from pre-defined arts. So that seller can give a conformation about the painting. For example:Only pencil sketch etc.,</text:p>
      <text:list xml:id="list1588841282" text:style-name="L3">
        <text:list-item>
          <text:p text:style-name="P13">There must be a particular due date to handle the painting.</text:p>
        </text:list-item>
        <text:list-item>
          <text:p text:style-name="P13"><text:s/>There must detail description about the crafts steps by step so that user can learn easily.</text:p>
          <text:p text:style-name="P13">Once a seller takes up a deal with the user. The user must need to explain what type of the fine art he wants.</text:p>
        </text:list-item>
      </text:list>
      <text:p text:style-name="P4"/>
      <text:list xml:id="list1236836758" text:style-name="L4">
        <text:list-item>
          <text:p text:style-name="P5">Non Fu<text:span text:style-name="T12">nctional Requirements-</text:span></text:p>
          <text:p text:style-name="P7"><text:bookmark text:name="docs-internal-guid-8035e90c-065b-e00b-4c36-40c7e717598e"/><text:span text:style-name="T8">4.1 Performance Requirements-</text:span>  Performance requirement by the user side is the application should be developed as a lightweight app so that it can work with slower internet connections</text:p>
          <text:p text:style-name="P2"><text:bookmark text:name="docs-internal-guid-8035e90c-0661-2ac0-ed09-dc312ac25e60"/><text:span text:style-name="T13">4.2 Security Requirements- </text:span><text:bookmark text:name="docs-internal-guid-8035e90c-0661-d927-3e21-914a10621a2d"/><text:span text:style-name="T10"><text:s/>User data, Payments are secured and is not expected to be disclosed with another person , except those which comes under our terms and conditions.</text:span></text:p>
        </text:list-item>
      </text:list>
      <text:p text:style-name="Text_20_body"><text:line-break/></text:p>
      <text:list xml:id="list1943142802" text:continue-numbering="true" text:style-name="L4">
        <text:list-header>
          <text:p text:style-name="P7"/>
        </text:list-header>
      </text:list>
      <text:list xml:id="list1173340995" text:continue-list="list1588841282" text:style-name="L3">
        <text:list-header>
          <text:p text:style-name="P13"/>
          <text:p text:style-name="P13"><text:s/></text:p>
        </text:list-header>
      </text:list>
      <text:p text:style-name="Text_20_body"><text:line-break/><text:line-break/></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1:06:26</meta:creation-date>
    <dc:date>2015-09-26T03:02:39</dc:date>
    <meta:editing-duration>PT2M23S</meta:editing-duration>
    <meta:editing-cycles>1</meta:editing-cycles>
    <meta:document-statistic meta:table-count="0" meta:image-count="0" meta:object-count="0" meta:page-count="5" meta:paragraph-count="35" meta:word-count="739" meta:character-count="4180" meta:non-whitespace-character-count="3540"/>
    <meta:generator>LibreOffice/3.5$Linux_x86 LibreOffice_project/350m1$Build-2</meta:generator>
  </office:meta>
</office:document-meta>
</file>